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842cm" svg:height="1.843cm" svg:x="1.231cm" svg:y="5.10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2" draw:text-style-name="P2" draw:layer="layout" svg:x1="5.525cm" svg:y1="3.145cm" svg:x2="5.525cm" svg:y2="1.129cm">
            <text:p/>
          </draw:line>
          <draw:line draw:style-name="gr2" draw:text-style-name="P2" draw:layer="layout" svg:x1="5.525cm" svg:y1="3.145cm" svg:x2="5.525cm" svg:y2="1.129cm">
            <text:p/>
          </draw:line>
          <draw:line draw:style-name="gr2" draw:text-style-name="P2" draw:layer="layout" svg:x1="6.426cm" svg:y1="3.145cm" svg:x2="6.426cm" svg:y2="1.129cm">
            <text:p/>
          </draw:line>
          <draw:line draw:style-name="gr2" draw:text-style-name="P2" draw:layer="layout" svg:x1="7.645cm" svg:y1="2.152cm" svg:x2="6.422cm" svg:y2="2.136cm">
            <text:p/>
          </draw:line>
          <draw:line draw:style-name="gr2" draw:text-style-name="P2" draw:layer="layout" svg:x1="5.544cm" svg:y1="2.152cm" svg:x2="4.321cm" svg:y2="2.136cm">
            <text:p/>
          </draw:line>
        </draw:g>
        <draw:g xml:id="id7" draw:id="id7">
          <draw:line draw:style-name="gr2" draw:text-style-name="P2" draw:layer="layout" svg:x1="21.885cm" svg:y1="5.509cm" svg:x2="23.901cm" svg:y2="5.509cm">
            <text:p/>
          </draw:line>
          <draw:line draw:style-name="gr2" draw:text-style-name="P2" draw:layer="layout" svg:x1="21.885cm" svg:y1="5.509cm" svg:x2="23.901cm" svg:y2="5.509cm">
            <text:p/>
          </draw:line>
          <draw:line draw:style-name="gr2" draw:text-style-name="P2" draw:layer="layout" svg:x1="21.885cm" svg:y1="6.409cm" svg:x2="23.901cm" svg:y2="6.409cm">
            <text:p/>
          </draw:line>
          <draw:line draw:style-name="gr2" draw:text-style-name="P2" draw:layer="layout" svg:x1="22.879cm" svg:y1="7.625cm" svg:x2="22.895cm" svg:y2="6.402cm">
            <text:p/>
          </draw:line>
          <draw:line draw:style-name="gr2" draw:text-style-name="P2" draw:layer="layout" svg:x1="22.879cm" svg:y1="5.527cm" svg:x2="22.895cm" svg:y2="4.304cm">
            <text:p/>
          </draw:line>
        </draw:g>
        <draw:g xml:id="id3" draw:id="id3">
          <draw:line draw:style-name="gr2" draw:text-style-name="P2" draw:layer="layout" svg:x1="10.105cm" svg:y1="6.971cm" svg:x2="9.776cm" svg:y2="6.84cm">
            <text:p/>
          </draw:line>
          <draw:line draw:style-name="gr2" draw:text-style-name="P2" draw:layer="layout" svg:x1="10.423cm" svg:y1="6.557cm" svg:x2="9.777cm" svg:y2="6.843cm">
            <text:p/>
          </draw:line>
          <draw:line draw:style-name="gr2" draw:text-style-name="P2" draw:layer="layout" svg:x1="10.436cm" svg:y1="6.007cm" svg:x2="9.766cm" svg:y2="5.732cm">
            <text:p/>
          </draw:line>
          <draw:line draw:style-name="gr2" draw:text-style-name="P2" draw:layer="layout" svg:x1="10.439cm" svg:y1="6.57cm" svg:x2="9.769cm" svg:y2="6.295cm">
            <text:p/>
          </draw:line>
          <draw:line draw:style-name="gr2" draw:text-style-name="P2" draw:layer="layout" svg:x1="10.432cm" svg:y1="5.996cm" svg:x2="9.786cm" svg:y2="6.282cm">
            <text:p/>
          </draw:line>
          <draw:line draw:style-name="gr2" draw:text-style-name="P2" draw:layer="layout" svg:x1="10.408cm" svg:y1="5.44cm" svg:x2="9.762cm" svg:y2="5.726cm">
            <text:p/>
          </draw:line>
          <draw:line draw:style-name="gr2" draw:text-style-name="P2" draw:layer="layout" svg:x1="10.375cm" svg:y1="5.445cm" svg:x2="10.046cm" svg:y2="5.314cm">
            <text:p/>
          </draw:line>
        </draw:g>
        <draw:custom-shape draw:style-name="gr3" draw:text-style-name="P1" xml:id="id5" draw:id="id5" draw:layer="layout" svg:width="2.153cm" svg:height="2.573cm" svg:x="14.63cm" svg:y="4.812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6" draw:id="id6">
          <draw:line draw:style-name="gr4" draw:text-style-name="P2" draw:layer="layout" svg:x1="18.443cm" svg:y1="2.06cm" svg:x2="18.627cm" svg:y2="1.637cm">
            <text:p/>
          </draw:line>
          <draw:line draw:style-name="gr4" draw:text-style-name="P2" draw:layer="layout" svg:x1="19.009cm" svg:y1="2.498cm" svg:x2="18.623cm" svg:y2="1.638cm">
            <text:p/>
          </draw:line>
          <draw:line draw:style-name="gr4" draw:text-style-name="P2" draw:layer="layout" svg:x1="19.767cm" svg:y1="2.547cm" svg:x2="20.153cm" svg:y2="1.687cm">
            <text:p/>
          </draw:line>
          <draw:line draw:style-name="gr4" draw:text-style-name="P2" draw:layer="layout" svg:x1="18.991cm" svg:y1="2.519cm" svg:x2="19.377cm" svg:y2="1.659cm">
            <text:p/>
          </draw:line>
          <draw:line draw:style-name="gr4" draw:text-style-name="P2" draw:layer="layout" svg:x1="19.782cm" svg:y1="2.542cm" svg:x2="19.396cm" svg:y2="1.682cm">
            <text:p/>
          </draw:line>
          <draw:line draw:style-name="gr4" draw:text-style-name="P2" draw:layer="layout" svg:x1="20.549cm" svg:y1="2.542cm" svg:x2="20.163cm" svg:y2="1.682cm">
            <text:p/>
          </draw:line>
          <draw:line draw:style-name="gr4" draw:text-style-name="P2" draw:layer="layout" svg:x1="20.542cm" svg:y1="2.5cm" svg:x2="20.726cm" svg:y2="2.077cm">
            <text:p/>
          </draw:line>
        </draw:g>
        <draw:g xml:id="id4" draw:id="id4">
          <draw:line draw:style-name="gr2" draw:text-style-name="P2" draw:layer="layout" svg:x1="6.755cm" svg:y1="11.028cm" svg:x2="4.754cm" svg:y2="11.04cm">
            <text:p/>
          </draw:line>
          <draw:line draw:style-name="gr2" draw:text-style-name="P2" draw:layer="layout" svg:x1="6.756cm" svg:y1="11.021cm" svg:x2="4.755cm" svg:y2="11.033cm">
            <text:p/>
          </draw:line>
          <draw:line draw:style-name="gr2" draw:text-style-name="P2" draw:layer="layout" svg:x1="5.3cm" svg:y1="11.304cm" svg:x2="6.294cm" svg:y2="11.304cm">
            <text:p/>
          </draw:line>
          <draw:line draw:style-name="gr2" draw:text-style-name="P2" draw:layer="layout" svg:x1="5.569cm" svg:y1="11.541cm" svg:x2="6.047cm" svg:y2="11.541cm">
            <text:p/>
          </draw:line>
          <draw:line draw:style-name="gr2" draw:text-style-name="P2" draw:layer="layout" svg:x1="5.781cm" svg:y1="11.011cm" svg:x2="5.789cm" svg:y2="10.4cm">
            <text:p/>
          </draw:line>
        </draw:g>
        <draw:connector draw:style-name="gr5" draw:text-style-name="P3" draw:layer="layout" svg:x1="4.321cm" svg:y1="2.137cm" svg:x2="2.152cm" svg:y2="5.101cm" draw:start-shape="id1" draw:start-glue-point="3" draw:end-shape="id2" draw:end-glue-point="4" svg:d="M4321 2137h-2169v2964" svg:viewBox="0 0 2170 2965">
          <text:p/>
        </draw:connector>
        <draw:connector draw:style-name="gr5" draw:text-style-name="P3" draw:layer="layout" svg:x1="7.645cm" svg:y1="2.137cm" svg:x2="10.1cm" svg:y2="5.314cm" draw:start-shape="id1" draw:start-glue-point="1" draw:end-shape="id3" draw:end-glue-point="0" svg:d="M7645 2137h2455v3177" svg:viewBox="0 0 2456 3178">
          <text:p/>
        </draw:connector>
        <draw:connector draw:style-name="gr5" draw:text-style-name="P3" draw:layer="layout" draw:line-skew="1.753cm" svg:x1="2.152cm" svg:y1="6.944cm" svg:x2="5.755cm" svg:y2="10.4cm" draw:start-shape="id2" draw:start-glue-point="8" draw:end-shape="id4" draw:end-glue-point="0" svg:d="M2152 6944v3457h3603v-1" svg:viewBox="0 0 3604 3458">
          <text:p/>
        </draw:connector>
        <draw:connector draw:style-name="gr5" draw:text-style-name="P3" draw:layer="layout" draw:line-skew="1.532cm" svg:x1="5.755cm" svg:y1="10.4cm" svg:x2="15.707cm" svg:y2="7.385cm" draw:start-shape="id4" draw:start-glue-point="0" draw:end-shape="id5" draw:end-glue-point="6" svg:d="M5755 10400h9952v-3015" svg:viewBox="0 0 9953 3016">
          <text:p/>
        </draw:connector>
        <draw:connector draw:style-name="gr5" draw:text-style-name="P3" draw:layer="layout" draw:line-skew="1.715cm" svg:x1="5.755cm" svg:y1="10.4cm" svg:x2="10.1cm" svg:y2="6.971cm" draw:start-shape="id4" draw:start-glue-point="0" draw:end-shape="id3" draw:end-glue-point="2" svg:d="M5755 10400v1h4345v-3430" svg:viewBox="0 0 4346 3431">
          <text:p/>
        </draw:connector>
        <draw:connector draw:style-name="gr5" draw:text-style-name="P3" draw:layer="layout" svg:x1="18.443cm" svg:y1="2.092cm" svg:x2="15.707cm" svg:y2="4.812cm" draw:start-shape="id6" draw:start-glue-point="3" draw:end-shape="id5" draw:end-glue-point="4" svg:d="M18443 2092h-2736v2720" svg:viewBox="0 0 2737 2721">
          <text:p/>
        </draw:connector>
        <draw:connector draw:style-name="gr5" draw:text-style-name="P3" draw:layer="layout" svg:x1="22.893cm" svg:y1="4.304cm" svg:x2="20.726cm" svg:y2="2.092cm" draw:start-shape="id7" draw:start-glue-point="0" draw:end-shape="id6" draw:end-glue-point="1" svg:d="M22893 4304v-2212h-2167" svg:viewBox="0 0 2168 2213">
          <text:p/>
        </draw:connector>
        <draw:connector draw:style-name="gr5" draw:text-style-name="P3" draw:layer="layout" draw:line-skew="1.388cm" svg:x1="5.755cm" svg:y1="10.4cm" svg:x2="22.893cm" svg:y2="7.625cm" draw:start-shape="id4" draw:start-glue-point="0" draw:end-shape="id7" draw:end-glue-point="2" svg:d="M5755 10400v1h17138v-2776" svg:viewBox="0 0 17139 2777">
          <text:p/>
        </draw:connector>
        <draw:custom-shape draw:style-name="gr6" draw:text-style-name="P3" draw:layer="layout" svg:width="0.635cm" svg:height="0.635cm" svg:x="1.857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35cm" svg:height="0.635cm" svg:x="9.757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35cm" svg:height="0.635cm" svg:x="15.357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35cm" svg:height="0.635cm" svg:x="22.557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993cm" svg:height="0.962cm" svg:x="1cm" svg:y="0.927cm">
          <draw:text-box>
            <text:p>in</text:p>
          </draw:text-box>
        </draw:frame>
        <draw:frame draw:style-name="gr8" draw:text-style-name="P4" draw:layer="layout" svg:width="2.153cm" svg:height="0.962cm" svg:x="9.746cm" svg:y="0.8cm">
          <draw:text-box>
            <text:p>inv_in</text:p>
          </draw:text-box>
        </draw:frame>
        <draw:frame draw:style-name="gr8" draw:text-style-name="P4" draw:layer="layout" svg:width="2.153cm" svg:height="0.962cm" svg:x="10.525cm" svg:y="5.699cm">
          <draw:text-box>
            <text:p>R1</text:p>
          </draw:text-box>
        </draw:frame>
        <draw:frame draw:style-name="gr8" draw:text-style-name="P4" draw:layer="layout" svg:width="2.153cm" svg:height="0.962cm" svg:x="16.344cm" svg:y="6.642cm">
          <draw:text-box>
            <text:p>V2</text:p>
          </draw:text-box>
        </draw:frame>
        <draw:frame draw:style-name="gr8" draw:text-style-name="P4" draw:layer="layout" svg:width="2.153cm" svg:height="0.962cm" svg:x="19.017cm" svg:y="0.492cm">
          <draw:text-box>
            <text:p>R4</text:p>
          </draw:text-box>
        </draw:frame>
        <draw:frame draw:style-name="gr8" draw:text-style-name="P4" draw:layer="layout" svg:width="2.153cm" svg:height="0.962cm" svg:x="23.125cm" svg:y="6.634cm">
          <draw:text-box>
            <text:p>C2</text:p>
          </draw:text-box>
        </draw:frame>
        <draw:frame draw:style-name="gr8" draw:text-style-name="P4" draw:layer="layout" svg:width="2.153cm" svg:height="0.962cm" svg:x="6.725cm" svg:y="0.9cm">
          <draw:text-box>
            <text:p>C1</text:p>
          </draw:text-box>
        </draw:frame>
        <draw:frame draw:style-name="gr8" draw:text-style-name="P4" draw:layer="layout" svg:width="2.153cm" svg:height="0.962cm" svg:x="15.201cm" svg:y="0.8cm">
          <draw:text-box>
            <text:p>2</text:p>
          </draw:text-box>
        </draw:frame>
        <draw:frame draw:style-name="gr8" draw:text-style-name="P4" draw:layer="layout" svg:width="2.153cm" svg:height="0.962cm" svg:x="22.827cm" svg:y="0.8cm">
          <draw:text-box>
            <text:p>out</text:p>
          </draw:text-box>
        </draw:frame>
        <draw:frame draw:style-name="gr8" draw:text-style-name="P4" draw:layer="layout" svg:width="2.153cm" svg:height="0.962cm" svg:x="10.277cm" svg:y="4.048cm">
          <draw:text-box>
            <text:p>+</text:p>
          </draw:text-box>
        </draw:frame>
        <draw:frame draw:style-name="gr8" draw:text-style-name="P4" draw:layer="layout" svg:width="2.153cm" svg:height="0.962cm" svg:x="10.398cm" svg:y="7.15cm">
          <draw:text-box>
            <text:p>-</text:p>
          </draw:text-box>
        </draw:frame>
        <draw:frame draw:style-name="gr8" draw:text-style-name="P4" draw:layer="layout" svg:width="2.153cm" svg:height="0.962cm" svg:x="21.713cm" svg:y="3.921cm">
          <draw:text-box>
            <text:p>+</text:p>
          </draw:text-box>
        </draw:frame>
        <draw:frame draw:style-name="gr8" draw:text-style-name="P4" draw:layer="layout" svg:width="2.153cm" svg:height="0.962cm" svg:x="21.834cm" svg:y="7.023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solid" draw:fill-color="#000000" draw:fill-gradient-name="Gradient_20_1" draw:fill-hatch-name="Hatching_20_1" draw:fill-image-name="Bitmap_20_1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12.4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0:00:32.381275200</meta:creation-date>
    <dc:date>2021-06-06T11:05:00.879072500</dc:date>
    <meta:editing-duration>PT1H11M58S</meta:editing-duration>
    <meta:editing-cycles>8</meta:editing-cycles>
    <meta:generator>LibreOffice/6.4.7.2$Linux_X86_64 LibreOffice_project/40$Build-2</meta:generator>
    <meta:document-statistic meta:object-count="61"/>
  </office:meta>
</office:document-meta>
</file>